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 style:list-style-name="L1"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0f875"/>
    </style:style>
    <style:style style:name="T3" style:family="text">
      <style:text-properties officeooo:rsid="0001ed19"/>
    </style:style>
    <style:style style:name="T4" style:family="text">
      <style:text-properties officeooo:rsid="0002c57c"/>
    </style:style>
    <style:style style:name="T5" style:family="text">
      <style:text-properties officeooo:rsid="0004596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1: <text:s text:c="53"/><text:span text:style-name="T3">Date: </text:span></text:p>
      <text:p text:style-name="P1">Name 2:</text:p>
      <text:p text:style-name="P1"/>
      <text:p text:style-name="P1">Consider the following relation:</text:p>
      <text:p text:style-name="P1"/>
      <text:p text:style-name="P1">EMP(<text:span text:style-name="T1">eid</text:span>: integer, sal: integer, age: real, did: integer);</text:p>
      <text:p text:style-name="P1"/>
      <text:p text:style-name="P1">The data file is sorted by eid.</text:p>
      <text:p text:style-name="P1">There is a<text:span text:style-name="T4">n </text:span>index on eid</text:p>
      <text:p text:style-name="P1">There is a<text:span text:style-name="T4">n</text:span> index on age.</text:p>
      <text:p text:style-name="P1"/>
      <text:list xml:id="list5753223755886480453" text:style-name="L1">
        <text:list-item>
          <text:p text:style-name="P2"><text:span text:style-name="T2">What is impact of the indexes on insertions to EMP</text:span>?</text:p>
        </text:list-item>
        <text:list-item>
          <text:p text:style-name="P2">Give an example of an update that is definitely faster because the available indexe<text:span text:style-name="T3">s.</text:span></text:p>
        </text:list-item>
        <text:list-item>
          <text:p text:style-name="P2">Give an example of an update that is definitely slowed down because of the indexes.</text:p>
        </text:list-item>
        <text:list-item>
          <text:p text:style-name="P2">Can you give an example of an update that is neither spe<text:span text:style-name="T5">d</text:span> up nor slowed down by the indexes?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</meta:initial-creator>
    <meta:creation-date>2012-07-25T11:18:33</meta:creation-date>
    <dc:date>2014-12-03T01:55:24.264142332</dc:date>
    <meta:editing-duration>PT11M3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1" meta:paragraph-count="11" meta:word-count="98" meta:character-count="562" meta:non-whitespace-character-count="425"/>
  </office:meta>
</office:document-meta>
</file>